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
      <text:p text:style-name="Text_20_body">Late in the day, the disciples told Jesus, “It is late and there are no towns nearby. Send the people away so they can go get something to eat.”</text:p>
      <text:h text:style-name="Heading_20_9" text:outline-level="9">30-05</text:h>
      <text:p text:style-name="First_20_paragraph"/>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
      <text:p text:style-name="Text_20_body">Jesus told his disciples to tell the people in the crowd to sit down on the grass in groups of 50 people each.</text:p>
      <text:h text:style-name="Heading_20_9" text:outline-level="9">30-07</text:h>
      <text:p text:style-name="First_20_paragraph"/>
      <text:p text:style-name="Text_20_body">Then Jesus took the five loaves of bread and the two fish, looked up to heaven, and thanked God for the food.</text:p>
      <text:h text:style-name="Heading_20_9" text:outline-level="9">30-08</text:h>
      <text:p text:style-name="First_20_paragraph"/>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11Z</meta:creation-date>
    <dc:date>2023-05-24T11:34:11Z</dc:date>
  </office:meta>
</office:document-meta>
</file>